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17cm"/>
    </style:style>
    <style:style style:name="co2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ercentage of job in financial servic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n F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i Arab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ternational Labor Office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Contribution of the financial sector to the total GD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DP calculated by the output metho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 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ECD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Bank assets by count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e to different accounting standards in the US, it is not possible to give a direct comparison to other parts of the world. For example, <text:s/>the book value of a US bank’s derivatives are calculated differently than in Europe or other parts of the world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sets as % of GD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s per capita [US$ million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assets [US$ billions]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lgi Library (2011)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Market share of offshore private bank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2012, private assets managed cross-border were up to $8.5 trillion. Switzerland is the global market leader with $2.2 trillion of offshore assets managed. Due to the difficulty of gathering complete data, the amount of offshore assets is controversial. The figures reported in this chart correspond to conservative estimate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g-Kong &amp; Singap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isltands &amp; Dubl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bbean &amp; Pan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oston Consulting Group’s Global Wealth Report 20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5:28:20.886755000</meta:creation-date>
    <dc:date>2014-09-11T15:38:32.974401000</dc:date>
    <meta:editing-duration>PT6M47S</meta:editing-duration>
    <meta:editing-cycles>10</meta:editing-cycles>
    <meta:generator>LibreOffice/4.2.5.2$MacOSX_x86 LibreOffice_project/61cb170a04bb1f12e77c884eab9192be736ec5f5</meta:generator>
    <meta:document-statistic meta:table-count="1" meta:cell-count="62" meta:object-count="0"/>
  </office:meta>
</office:document-meta>
</file>